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8.26in"/>
    </style:style>
    <style:style style:name="TC0" style:family="table-column">
      <style:table-column-properties style:column-width="0.27in"/>
    </style:style>
    <style:style style:name="TC1" style:family="table-column">
      <style:table-column-properties style:column-width="1.11in"/>
    </style:style>
    <style:style style:name="TC2" style:family="table-column">
      <style:table-column-properties style:column-width="1.44in"/>
    </style:style>
    <style:style style:name="TC3" style:family="table-column">
      <style:table-column-properties style:column-width="1.94in"/>
    </style:style>
    <style:style style:name="TC4" style:family="table-column">
      <style:table-column-properties style:column-width="0.87in"/>
    </style:style>
    <style:style style:name="TC5" style:family="table-column">
      <style:table-column-properties style:column-width="0.08in"/>
    </style:style>
    <style:style style:name="TC6" style:family="table-column">
      <style:table-column-properties style:column-width="1.08in"/>
    </style:style>
    <style:style style:name="TC7" style:family="table-column">
      <style:table-column-properties style:column-width="0.22in"/>
    </style:style>
    <style:style style:name="TC8" style:family="table-column">
      <style:table-column-properties style:column-width="0.9in"/>
    </style:style>
    <style:style style:name="TC9" style:family="table-column">
      <style:table-column-properties style:column-width="0.31in"/>
    </style:style>
    <style:style style:name="TR0" style:family="table-row">
      <style:table-row-properties style:use-optimal-row-height="false" style:row-height="1.27in"/>
    </style:style>
    <style:style style:name="C0" style:family="table-cell">
      <style:table-cell-properties fo:wrap-option="wrap" style:shrink-to-fit="false" fo:background-color="#009999" fo:padding-top="0.0in" fo:padding-left="0.0in" fo:padding-bottom="0.0in" fo:padding-right="0.0in" style:vertical-align="top"/>
      <style:paragraph-properties fo:text-align="start"/>
    </style:style>
    <style:style style:name="TBL1" style:family="table">
      <style:table-properties table:align="left" style:width="8.26in"/>
    </style:style>
    <style:style style:name="TC10" style:family="table-column">
      <style:table-column-properties style:column-width="1.38in"/>
    </style:style>
    <style:style style:name="TC11" style:family="table-column">
      <style:table-column-properties style:column-width="1.26in"/>
    </style:style>
    <style:style style:name="TC12" style:family="table-column">
      <style:table-column-properties style:column-width="3.19in"/>
    </style:style>
    <style:style style:name="TC13" style:family="table-column">
      <style:table-column-properties style:column-width="1.19in"/>
    </style:style>
    <style:style style:name="TC14" style:family="table-column">
      <style:table-column-properties style:column-width="1.22in"/>
    </style:style>
    <style:style style:name="TR1" style:family="table-row">
      <style:table-row-properties style:use-optimal-row-height="false" style:row-height="0.19in"/>
    </style:style>
    <style:style style:name="C1" style:family="table-cell">
      <style:table-cell-properties fo:wrap-option="wrap" style:shrink-to-fit="false" style:vertical-align="top"/>
      <style:paragraph-properties fo:text-align="start"/>
    </style:style>
    <style:style style:name="TR2" style:family="table-row">
      <style:table-row-properties style:use-optimal-row-height="false" style:row-height="0.59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fo:color="#FFFFFF" style:font-name="SansSerif" fo:font-size="24.0pt" style:font-size-asian="24.0pt" style:font-size-complex="24.0pt" fo:font-weight="bold">
</style:text-properties>
    </style:style>
    <style:style style:name="TR3" style:family="table-row">
      <style:table-row-properties style:use-optimal-row-height="false" style:row-height="0.27in"/>
    </style:style>
    <style:style style:name="T1" style:family="text">
      <style:text-properties fo:color="#FFFFFF" style:font-name="SansSerif" fo:font-size="14.0pt" style:font-size-asian="14.0pt" style:font-size-complex="14.0pt">
</style:text-properties>
    </style:style>
    <style:style style:name="TR4" style:family="table-row">
      <style:table-row-properties style:use-optimal-row-height="false" style:row-height="0.18in"/>
    </style:style>
    <style:style style:name="C3" style:family="table-cell">
      <style:table-cell-properties fo:wrap-option="wrap" style:shrink-to-fit="false" fo:background-color="#E6E6E6" fo:padding-top="0.0in" fo:padding-left="0.0in" fo:padding-bottom="0.0in" fo:padding-right="0.0in" style:vertical-align="middle"/>
      <style:paragraph-properties fo:text-align="center"/>
    </style:style>
    <style:style style:name="T2" style:family="text">
      <style:text-properties fo:color="#009999" style:font-name="SansSerif" fo:font-size="10.0pt" style:font-size-asian="10.0pt" style:font-size-complex="10.0pt" fo:font-weight="bold" fo:background-color="#E6E6E6">
</style:text-properties>
    </style:style>
    <style:style style:name="TR5" style:family="table-row">
      <style:table-row-properties style:use-optimal-row-height="false" style:row-height="0.05in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T3" style:family="text">
      <style:text-properties style:font-name="SansSerif" fo:font-size="10.0pt" style:font-size-asian="10.0pt" style:font-size-complex="10.0pt">
</style:text-properties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R6" style:family="table-row">
      <style:table-row-properties style:use-optimal-row-height="false" style:row-height="8.33in"/>
    </style:style>
    <style:style style:name="C6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column table:style-name="TC9">
</table:table-column>
        <table:table-row table:style-name="TR0">
          <table:table-cell table:style-name="C0" table:number-columns-spanned="10">
            <table:table is-subtable="true" table:name="TBL_0_0_0" table:style-name="TBL1">
              <table:table-column table:style-name="TC10">
</table:table-column>
              <table:table-column table:style-name="TC11">
</table:table-column>
              <table:table-column table:style-name="TC12">
</table:table-column>
              <table:table-column table:style-name="TC13">
</table:table-column>
              <table:table-column table:style-name="TC14">
</table:table-column>
              <table:table-row table:style-name="TR1">
                <table:table-cell table:style-name="C1"/>
                <table:table-cell table:style-name="C1"/>
                <table:table-cell table:style-name="C1"/>
                <table:table-cell table:style-name="C1"/>
                <table:table-cell table:style-name="C1"/>
              </table:table-row>
              <table:table-row table:style-name="TR2">
                <table:table-cell table:style-name="C1"/>
                <table:table-cell table:style-name="C2" table:number-columns-spanned="3">
                  <text:p text:style-name="P0"><text:bookmark text:name="JR_PAGE_ANCHOR_0_1"/><text:span text:style-name="T0">Laporan Anggota Perpustakaan</text:span></text:p>
                </table:table-cell>
                <table:covered-table-cell/>
                <table:covered-table-cell/>
                <table:table-cell table:style-name="C1"/>
              </table:table-row>
              <table:table-row table:style-name="TR3">
                <table:table-cell table:style-name="C1"/>
                <table:table-cell table:style-name="C1"/>
                <table:table-cell table:style-name="C2">
                  <text:p text:style-name="P0"><text:span text:style-name="T1">Sekolah Uhnuy Tech Development</text:span></text:p>
                </table:table-cell>
                <table:table-cell table:style-name="C1"/>
                <table:table-cell table:style-name="C1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4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R3">
          <table:table-cell table:style-name="C1"/>
          <table:table-cell table:style-name="C3">
            <text:p text:style-name="P0"><text:span text:style-name="T2">ID</text:span></text:p>
          </table:table-cell>
          <table:table-cell table:style-name="C3">
            <text:p text:style-name="P0"><text:span text:style-name="T2">Nama</text:span></text:p>
          </table:table-cell>
          <table:table-cell table:style-name="C3">
            <text:p text:style-name="P0"><text:span text:style-name="T2">Email</text:span></text:p>
          </table:table-cell>
          <table:table-cell table:style-name="C3" table:number-columns-spanned="2">
            <text:p text:style-name="P0"><text:span text:style-name="T2">Telepon</text:span></text:p>
          </table:table-cell>
          <table:covered-table-cell/>
          <table:table-cell table:style-name="C3">
            <text:p text:style-name="P0"><text:span text:style-name="T2">Jenis Kelamin</text:span></text:p>
          </table:table-cell>
          <table:table-cell table:style-name="C3" table:number-columns-spanned="2">
            <text:p text:style-name="P0"><text:span text:style-name="T2">Tanggal </text:span></text:p>
          </table:table-cell>
          <table:covered-table-cell/>
          <table:table-cell table:style-name="C1"/>
        </table:table-row>
        <table:table-row table:style-name="TR5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R3">
          <table:table-cell table:style-name="C1"/>
          <table:table-cell table:style-name="C4">
            <text:p text:style-name="P0"><text:span text:style-name="T3">AGT2403001</text:span></text:p>
          </table:table-cell>
          <table:table-cell table:style-name="C5">
            <text:p text:style-name="P1"><text:span text:style-name="T3">Teguh Julianto</text:span></text:p>
          </table:table-cell>
          <table:table-cell table:style-name="C5">
            <text:p text:style-name="P1"><text:span text:style-name="T3">teguh@gmail.com</text:span></text:p>
          </table:table-cell>
          <table:table-cell table:style-name="C4" table:number-columns-spanned="2">
            <text:p text:style-name="P0"><text:span text:style-name="T3">0812</text:span></text:p>
          </table:table-cell>
          <table:covered-table-cell/>
          <table:table-cell table:style-name="C4">
            <text:p text:style-name="P0"><text:span text:style-name="T3">Laki - laki</text:span></text:p>
          </table:table-cell>
          <table:table-cell table:style-name="C4" table:number-columns-spanned="2">
            <text:p text:style-name="P0"><text:span text:style-name="T3">2024-03-20</text:span></text:p>
          </table:table-cell>
          <table:covered-table-cell/>
          <table:table-cell table:style-name="C1"/>
        </table:table-row>
        <table:table-row table:style-name="TR3">
          <table:table-cell table:style-name="C1"/>
          <table:table-cell table:style-name="C4">
            <text:p text:style-name="P0"><text:span text:style-name="T3">AGT2403002</text:span></text:p>
          </table:table-cell>
          <table:table-cell table:style-name="C5">
            <text:p text:style-name="P1"><text:span text:style-name="T3">Fernando Teguh</text:span></text:p>
          </table:table-cell>
          <table:table-cell table:style-name="C5">
            <text:p text:style-name="P1"><text:span text:style-name="T3">fernando@gmail.com</text:span></text:p>
          </table:table-cell>
          <table:table-cell table:style-name="C4" table:number-columns-spanned="2">
            <text:p text:style-name="P0"><text:span text:style-name="T3">0123</text:span></text:p>
          </table:table-cell>
          <table:covered-table-cell/>
          <table:table-cell table:style-name="C4">
            <text:p text:style-name="P0"><text:span text:style-name="T3">Laki - laki</text:span></text:p>
          </table:table-cell>
          <table:table-cell table:style-name="C4" table:number-columns-spanned="2">
            <text:p text:style-name="P0"><text:span text:style-name="T3">2024-03-20</text:span></text:p>
          </table:table-cell>
          <table:covered-table-cell/>
          <table:table-cell table:style-name="C1"/>
        </table:table-row>
        <table:table-row table:style-name="TR3">
          <table:table-cell table:style-name="C1"/>
          <table:table-cell table:style-name="C4">
            <text:p text:style-name="P0"><text:span text:style-name="T3">AGT2403003</text:span></text:p>
          </table:table-cell>
          <table:table-cell table:style-name="C5">
            <text:p text:style-name="P1"><text:span text:style-name="T3">Nurul Wulan</text:span></text:p>
          </table:table-cell>
          <table:table-cell table:style-name="C5">
            <text:p text:style-name="P1"><text:span text:style-name="T3">nurul@gmail.com</text:span></text:p>
          </table:table-cell>
          <table:table-cell table:style-name="C4" table:number-columns-spanned="2">
            <text:p text:style-name="P0"><text:span text:style-name="T3">0987</text:span></text:p>
          </table:table-cell>
          <table:covered-table-cell/>
          <table:table-cell table:style-name="C4">
            <text:p text:style-name="P0"><text:span text:style-name="T3">Perempuan</text:span></text:p>
          </table:table-cell>
          <table:table-cell table:style-name="C4" table:number-columns-spanned="2">
            <text:p text:style-name="P0"><text:span text:style-name="T3">2024-03-20</text:span></text:p>
          </table:table-cell>
          <table:covered-table-cell/>
          <table:table-cell table:style-name="C1"/>
        </table:table-row>
        <table:table-row table:style-name="TR6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R3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6" table:number-columns-spanned="3">
            <text:p text:style-name="P2"><text:span text:style-name="T3">Static text</text:span></text:p>
          </table:table-cell>
          <table:covered-table-cell/>
          <table:covered-table-cell/>
          <table:table-cell table:style-name="C1"/>
          <table:table-cell table:style-name="C1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